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float" office:value="2587" calcext:value-type="float">
            <text:p>2587</text:p>
          </table:table-cell>
          <table:table-cell table:style-name="ce1" office:value-type="float" office:value="410" calcext:value-type="float">
            <text:p>410</text:p>
          </table:table-cell>
          <table:table-cell table:number-columns-repeated="3"/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97" calcext:value-type="float">
            <text:p>397</text:p>
          </table:table-cell>
          <table:table-cell table:number-columns-repeated="3"/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405" calcext:value-type="float">
            <text:p>405</text:p>
          </table:table-cell>
          <table:table-cell table:number-columns-repeated="3"/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431" calcext:value-type="float">
            <text:p>431</text:p>
          </table:table-cell>
          <table:table-cell table:number-columns-repeated="3"/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 table:style-name="ce3" office:value-type="float" office:value="2635" calcext:value-type="float">
            <text:p>2635</text:p>
          </table:table-cell>
          <table:table-cell table:style-name="ce3"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table:style-name="ce1" office:value-type="float" office:value="318" calcext:value-type="float">
            <text:p>318</text:p>
          </table:table-cell>
          <table:table-cell table:style-name="ce1" office:value-type="float" office:value="2027" calcext:value-type="float">
            <text:p>2027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947" calcext:value-type="float">
            <text:p>1947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982" calcext:value-type="float">
            <text:p>1982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024" calcext:value-type="float">
            <text:p>2024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997" calcext:value-type="float">
            <text:p>1997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017" calcext:value-type="float">
            <text:p>2017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043" calcext:value-type="float">
            <text:p>2043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058" calcext:value-type="float">
            <text:p>2058</text:p>
          </table:table-cell>
          <table:table-cell table:number-columns-repeated="3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974" calcext:value-type="float">
            <text:p>1974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ce4" office:value-type="string" calcext:value-type="string">
            <text:p>Actual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5"/>
          <table:table-cell table:number-columns-repeated="3"/>
        </table:table-row>
        <table:table-row table:style-name="ro1">
          <table:table-cell table:style-name="Default"/>
          <table:table-cell table:style-name="ce6" office:value-type="float" office:value="0" calcext:value-type="float">
            <text:p>0</text:p>
          </table:table-cell>
          <table:table-cell table:style-name="ce7" table:formula="of:=AVERAGE([.A2:.A11])" office:value-type="float" office:value="2605.5" calcext:value-type="float">
            <text:p>2605.5</text:p>
          </table:table-cell>
          <table:table-cell table:style-name="ce7" table:formula="of:=AVERAGE([.B2:.B11])" office:value-type="float" office:value="391.5" calcext:value-type="float">
            <text:p>391.5</text:p>
          </table:table-cell>
          <table:table-cell/>
        </table:table-row>
        <table:table-row table:style-name="ro1">
          <table:table-cell table:style-name="Default"/>
          <table:table-cell table:style-name="ce6" office:value-type="float" office:value="1" calcext:value-type="float">
            <text:p>1</text:p>
          </table:table-cell>
          <table:table-cell table:style-name="ce7" table:formula="of:=AVERAGE([.A12:.A21])" office:value-type="float" office:value="336.7" calcext:value-type="float">
            <text:p>336.7</text:p>
          </table:table-cell>
          <table:table-cell table:style-name="ce7" table:formula="of:=AVERAGE([.B12:.B21])" office:value-type="float" office:value="2008.3" calcext:value-type="float">
            <text:p>2008.3</text:p>
          </table:table-cell>
          <table:table-cell/>
        </table:table-row>
        <table:table-row table:style-name="ro1">
          <table:table-cell table:style-name="Default"/>
          <table:table-cell table:style-name="ce4" office:value-type="string" calcext:value-type="string">
            <text:p>Predicte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 table:number-rows-repeated="3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1" office:value-type="string" calcext:value-type="string">
            <text:p>Recall</text:p>
          </table:table-cell>
          <table:table-cell table:style-name="ce15" table:formula="of:=[.D27]/([.C27]+[.D27])" office:value-type="float" office:value="0.856417910447761" calcext:value-type="float">
            <text:p>0.8564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Specifity</text:p>
          </table:table-cell>
          <table:table-cell table:style-name="ce15" table:formula="of:=[.C26]/([.C26]+[.D26])" office:value-type="float" office:value="0.869369369369369" calcext:value-type="float">
            <text:p>0.8694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recision</text:p>
          </table:table-cell>
          <table:table-cell table:style-name="ce15" table:formula="of:=[.D27]/([.D27]+[.D26])" office:value-type="float" office:value="0.836861405117093" calcext:value-type="float">
            <text:p>0.836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8">0000/00/00</text:date>, <text:time style:data-style-name="N2" text:time-value="15:36:36.6260884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6T16:48:50.336087379</meta:creation-date>
    <dc:date>2019-09-28T15:40:10.640697734</dc:date>
    <meta:editing-duration>PT34M10S</meta:editing-duration>
    <meta:editing-cycles>6</meta:editing-cycles>
    <meta:generator>LibreOffice/6.0.7.3$Linux_X86_64 LibreOffice_project/00m0$Build-3</meta:generator>
    <meta:document-statistic meta:table-count="1" meta:cell-count="56" meta:object-count="0"/>
  </office:meta>
</office:document-meta>
</file>